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caa5" officeooo:paragraph-rsid="000dca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caa5" officeooo:paragraph-rsid="000dca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dcaa5" officeooo:paragraph-rsid="000dcaa5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e47a2" officeooo:paragraph-rsid="000e47a2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47a2" style:font-weight-asian="normal" style:font-weight-complex="normal"/>
    </style:style>
    <style:style style:name="T4" style:family="text">
      <style:text-properties style:text-underline-style="none" fo:font-weight="normal" officeooo:rsid="000edf42" style:font-weight-asian="normal" style:font-weight-complex="normal"/>
    </style:style>
    <style:style style:name="T5" style:family="text">
      <style:text-properties style:text-underline-style="none" fo:font-weight="normal" officeooo:rsid="000fc6ad" style:font-weight-asian="normal" style:font-weight-complex="normal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2</text:p>
      <text:p text:style-name="P2"><text:span text:style-name="T2"/></text:p>
      <text:p text:style-name="P3"><text:span text:style-name="T2">Q1) Which field of thr Customers table is the primary key ?</text:span></text:p>
      <text:p text:style-name="P3"><text:span text:style-name="T1">Answer</text:span><text:span text:style-name="T2"> : CNUM </text:span></text:p>
      <text:p text:style-name="P3"><text:span text:style-name="T2"><text:s text:c="16"/>A unique identification number, such as an ID number or code, serves as a primary </text:span></text:p>
      <text:p text:style-name="P3"><text:span text:style-name="T2">key in a table.</text:span></text:p>
      <text:p text:style-name="P3"><text:span text:style-name="T2"/></text:p>
      <text:p text:style-name="P3"><text:span text:style-name="T2"/></text:p>
      <text:p text:style-name="P3"><text:span text:style-name="T2">Q2) What is the 4</text:span><text:span text:style-name="T6">th</text:span><text:span text:style-name="T2"> column of the Customers table ?</text:span></text:p>
      <text:p text:style-name="P3"><text:span text:style-name="T1">Answer</text:span><text:span text:style-name="T2"> : RATING</text:span></text:p>
      <text:p text:style-name="P3"><text:span text:style-name="T2"/></text:p>
      <text:p text:style-name="P3"><text:span text:style-name="T2"/></text:p>
      <text:p text:style-name="P3"><text:span text:style-name="T2">Q3) What is the another word for row? For column ?</text:span></text:p>
      <text:p text:style-name="P3"><text:span text:style-name="T1">Answer</text:span><text:span text:style-name="T2"> : Another name for row is <text:s/>Tuple, Entity</text:span></text:p>
      <text:p text:style-name="P3"><text:span text:style-name="T2"><text:s text:c="15"/>Another name for column is <text:s/>attribute, method</text:span></text:p>
      <text:p text:style-name="P3"><text:span text:style-name="T2"/></text:p>
      <text:p text:style-name="P3"><text:span text:style-name="T2"/></text:p>
      <text:p text:style-name="P3"><text:span text:style-name="T2">Q4) </text:span><text:span text:style-name="T3">Why isn’t it possible to see the f</text:span><text:span text:style-name="T4">i</text:span><text:span text:style-name="T3">rst five rows of a table?</text:span></text:p>
      <text:p text:style-name="P4"><text:span text:style-name="T1">Answer</text:span><text:span text:style-name="T2"> : </text:span><text:span text:style-name="T4">when we insert a r</text:span><text:span text:style-name="T5">ow</text:span><text:span text:style-name="T4"> in the table whenever it finds the free space in the DB server HD it stores row there , the order of rows in the output depends on the row address , </text:span><text:span text:style-name="T5">and the output always be in ascending order of rows address , hence it is not possible to see the first five rows of a table or last five rows of the tabl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3:30:33.437889795</meta:creation-date>
    <dc:date>2024-03-12T00:09:46.894000194</dc:date>
    <meta:editing-duration>PT4M42S</meta:editing-duration>
    <meta:editing-cycles>1</meta:editing-cycles>
    <meta:document-statistic meta:table-count="0" meta:image-count="0" meta:object-count="0" meta:page-count="1" meta:paragraph-count="12" meta:word-count="163" meta:character-count="823" meta:non-whitespace-character-count="635"/>
    <meta:generator>LibreOffice/7.3.5.2$Linux_X86_64 LibreOffice_project/30$Build-2</meta:generator>
  </office:meta>
</office:document-meta>
</file>